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table:align="left"/>
    </style:style>
    <style:style style:name="Table1.A" style:family="table-column">
      <style:table-column-properties style:column-width="2.0625in"/>
    </style:style>
    <style:style style:name="Table1.B" style:family="table-column">
      <style:table-column-properties style:column-width="2.625in"/>
    </style:style>
    <style:style style:name="Table1.C" style:family="table-column">
      <style:table-column-properties style:column-width="2.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4" style:family="table">
      <style:table-properties style:width="7.2771in" table:align="right"/>
    </style:style>
    <style:style style:name="Table4.A" style:family="table-column">
      <style:table-column-properties style:column-width="3.625in"/>
    </style:style>
    <style:style style:name="Table4.B" style:family="table-column">
      <style:table-column-properties style:column-width="3.65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3125in" table:align="margins"/>
    </style:style>
    <style:style style:name="Table5.A" style:family="table-column">
      <style:table-column-properties style:column-width="3.6563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3125in" table:align="margins"/>
    </style:style>
    <style:style style:name="Table6.A" style:family="table-column">
      <style:table-column-properties style:column-width="3.6563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P1" style:family="paragraph" style:parent-style-name="Standard">
      <style:text-properties officeooo:rsid="001eaba3" officeooo:paragraph-rsid="001eaba3"/>
    </style:style>
    <style:style style:name="P2" style:family="paragraph" style:parent-style-name="Standard">
      <style:text-properties fo:font-weight="bold" officeooo:rsid="002334ad" officeooo:paragraph-rsid="002334ad" style:font-weight-asian="bold" style:font-weight-complex="bold"/>
    </style:style>
    <style:style style:name="P3" style:family="paragraph" style:parent-style-name="Standard">
      <style:text-properties officeooo:rsid="00223f7a" officeooo:paragraph-rsid="00223f7a"/>
    </style:style>
    <style:style style:name="P4" style:family="paragraph" style:parent-style-name="Table_20_Contents">
      <style:text-properties officeooo:rsid="00223f7a" officeooo:paragraph-rsid="00223f7a"/>
    </style:style>
    <style:style style:name="P5" style:family="paragraph" style:parent-style-name="Standard">
      <style:text-properties fo:font-weight="bold" officeooo:rsid="002334ad" officeooo:paragraph-rsid="002334ad" style:font-weight-asian="bold" style:font-weight-complex="bold"/>
    </style:style>
    <style:style style:name="P6" style:family="paragraph" style:parent-style-name="Standard">
      <style:text-properties fo:font-weight="bold" officeooo:rsid="002334ad" officeooo:paragraph-rsid="0023ec0d" style:font-weight-asian="bold" style:font-weight-complex="bold"/>
    </style:style>
    <style:style style:name="P7" style:family="paragraph" style:parent-style-name="Standard">
      <style:text-properties fo:font-weight="bold" officeooo:rsid="002334ad" officeooo:paragraph-rsid="0024d736" style:font-weight-asian="bold" style:font-weight-complex="bold"/>
    </style:style>
    <style:style style:name="P8" style:family="paragraph" style:parent-style-name="Standard">
      <style:text-properties fo:font-weight="bold" officeooo:rsid="00253724" officeooo:paragraph-rsid="00253724" style:font-weight-asian="bold" style:font-weight-complex="bold"/>
    </style:style>
    <style:style style:name="P9" style:family="paragraph" style:parent-style-name="Standard">
      <style:text-properties fo:font-weight="bold" officeooo:rsid="00294e44" officeooo:paragraph-rsid="0023ec0d" style:font-weight-asian="bold" style:font-weight-complex="bold"/>
    </style:style>
    <style:style style:name="P10" style:family="paragraph" style:parent-style-name="Standard">
      <style:text-properties officeooo:rsid="00223f7a" officeooo:paragraph-rsid="00223f7a"/>
    </style:style>
    <style:style style:name="P11" style:family="paragraph" style:parent-style-name="Standard">
      <style:text-properties officeooo:rsid="001eaba3" officeooo:paragraph-rsid="00253724"/>
    </style:style>
    <style:style style:name="P12" style:family="paragraph" style:parent-style-name="Standard">
      <style:text-properties officeooo:rsid="001eaba3" officeooo:paragraph-rsid="001eaba3"/>
    </style:style>
    <style:style style:name="P13" style:family="paragraph" style:parent-style-name="Standard">
      <style:text-properties officeooo:paragraph-rsid="001eaba3"/>
    </style:style>
    <style:style style:name="P14" style:family="paragraph" style:parent-style-name="Standard">
      <style:text-properties officeooo:rsid="00253724" officeooo:paragraph-rsid="00253724"/>
    </style:style>
    <style:style style:name="P15" style:family="paragraph" style:parent-style-name="Standard">
      <style:text-properties fo:font-weight="normal" officeooo:rsid="00253724" officeooo:paragraph-rsid="00253724" style:font-weight-asian="normal" style:font-weight-complex="normal"/>
    </style:style>
    <style:style style:name="P16" style:family="paragraph" style:parent-style-name="Table_20_Contents">
      <style:text-properties officeooo:rsid="0023ec0d" officeooo:paragraph-rsid="0023ec0d"/>
    </style:style>
    <style:style style:name="P17" style:family="paragraph" style:parent-style-name="Table_20_Contents">
      <style:text-properties officeooo:rsid="00253724" officeooo:paragraph-rsid="00253724"/>
    </style:style>
    <style:style style:name="T1" style:family="text">
      <style:text-properties fo:font-weight="bold" style:font-weight-asian="bold" style:font-weight-complex="bold"/>
    </style:style>
    <style:style style:name="T2" style:family="text">
      <style:text-properties fo:font-weight="bold" officeooo:rsid="00253724" style:font-weight-asian="bold" style:font-weight-complex="bold"/>
    </style:style>
    <style:style style:name="T3" style:family="text">
      <style:text-properties officeooo:rsid="0024d736"/>
    </style:style>
    <style:style style:name="T4" style:family="text">
      <style:text-properties officeooo:rsid="00253724"/>
    </style:style>
    <style:style style:name="T5" style:family="text">
      <style:text-properties officeooo:rsid="002334ad"/>
    </style:style>
    <style:style style:name="T6" style:family="text">
      <style:text-properties officeooo:rsid="0027018b"/>
    </style:style>
    <style:style style:name="T7" style:family="text">
      <style:text-properties officeooo:rsid="0028b473"/>
    </style:style>
    <style:style style:name="T8" style:family="text">
      <style:text-properties officeooo:rsid="00223f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roader <text:span text:style-name="T7">and same </text:span>Taxonomic Scope :<text:span text:style-name="T8"> Archeae, Eukaryotes, Prokaryotes (Bacteria)</text:span></text:p>
      <text:p text:style-name="P11"><text:s/><text:span text:style-name="T1">PS00571</text:span><text:span text:style-name="T2"> &amp; <text:s/></text:span><text:span text:style-name="T1">PS01199</text:span></text:p>
      <text:p text:style-name="P13"/>
      <text:p text:style-name="P1"><text:span text:style-name="T1">Segments in MDL output common to both families :</text:span> </text:p>
      <table:table table:name="Table1" table:style-name="Table1">
        <table:table-column table:style-name="Table1.A"/>
        <table:table-column table:style-name="Table1.B"/>
        <table:table-column table:style-name="Table1.C"/>
        <table:table-row>
          <table:table-cell table:style-name="Table1.A1" office:value-type="string">
            <text:p text:style-name="P17">A<text:tab/>5680 2466 </text:p>
            <text:p text:style-name="P17">E<text:tab/>3548 1272 </text:p>
            <text:p text:style-name="P17">V<text:tab/>3303 1970 </text:p>
            <text:p text:style-name="P17">I<text:tab/>2840 1606 </text:p>
            <text:p text:style-name="P17">M<text:tab/>1238 517 </text:p>
            <text:p text:style-name="P17">T<text:tab/>2768 1440 </text:p>
            <text:p text:style-name="P17">Q<text:tab/>1797 845 </text:p>
            <text:p text:style-name="P17">Y<text:tab/>1070 319 </text:p>
            <text:p text:style-name="P17">F<text:tab/>1420 403 </text:p>
            <text:p text:style-name="P17">N<text:tab/>1874 930 </text:p>
            <text:p text:style-name="P17">R<text:tab/>2443 893 </text:p>
            <text:p text:style-name="P17">C<text:tab/>577 103 </text:p>
            <text:p text:style-name="P17">G<text:tab/>2928 795 </text:p>
            <text:p text:style-name="P17">S<text:tab/>3597 1547 </text:p>
            <text:p text:style-name="P17">W<text:tab/>240 13 </text:p>
            <text:p text:style-name="P17">K<text:tab/>2874 1987 </text:p>
            <text:p text:style-name="P17">D<text:tab/>3035 1159 </text:p>
            <text:p text:style-name="P17">H<text:tab/>906 163 </text:p>
            <text:p text:style-name="P17">L<text:tab/>4434 1849 </text:p>
            <text:p text:style-name="P17">P<text:tab/>1745 466 </text:p>
          </table:table-cell>
          <table:table-cell table:style-name="Table1.A1" office:value-type="string">
            <text:p text:style-name="P17">GRV<text:tab/>3 4 </text:p>
            <text:p text:style-name="P17">KEC<text:tab/>2 1 </text:p>
            <text:p text:style-name="P17">VKN<text:tab/>10 5 </text:p>
            <text:p text:style-name="P17">QQV<text:tab/>5 1 </text:p>
            <text:p text:style-name="P17">YFK<text:tab/>3 4 </text:p>
            <text:p text:style-name="P17">YLK<text:tab/>6 1 </text:p>
            <text:p text:style-name="P17">RIL<text:tab/>9 2 </text:p>
            <text:p text:style-name="P17">LPH<text:tab/>4 2 </text:p>
            <text:p text:style-name="P17">VNL<text:tab/>7 2 </text:p>
            <text:p text:style-name="P17">TVT<text:tab/>9 10 </text:p>
            <text:p text:style-name="P17">ENF<text:tab/>2 11 </text:p>
            <text:p text:style-name="P17">QVR<text:tab/>5 2 </text:p>
            <text:p text:style-name="P17">KEN<text:tab/>6 2 </text:p>
            <text:p text:style-name="P17">GKT<text:tab/>5 6 </text:p>
            <text:p text:style-name="P17">IGK<text:tab/>5 13 </text:p>
            <text:p text:style-name="P17">GIDP<text:tab/>3 3 </text:p>
            <text:p text:style-name="P17">SVDV<text:tab/>3 1 </text:p>
            <text:p text:style-name="P17">DVII<text:tab/>2 2 </text:p>
            <text:p text:style-name="P17">EALK<text:tab/>8 2 </text:p>
            <text:p text:style-name="P17">EKVD<text:tab/>4 1 </text:p>
          </table:table-cell>
          <table:table-cell table:style-name="Table1.C1" office:value-type="string">
            <text:p text:style-name="P17">TNLT<text:tab/>1 1 </text:p>
            <text:p text:style-name="P17">KIKE<text:tab/>4 2 </text:p>
            <text:p text:style-name="P17">TIGK<text:tab/>2 1 </text:p>
            <text:p text:style-name="P17">VIAS<text:tab/>1 5 </text:p>
            <text:p text:style-name="P17">EAGA<text:tab/>5 1 </text:p>
            <text:p text:style-name="P17">VSLP<text:tab/>4 1 </text:p>
            <text:p text:style-name="P17">AVKN<text:tab/>1 1 </text:p>
            <text:p text:style-name="P17">IVGM<text:tab/>1 1 </text:p>
            <text:p text:style-name="P17">AKGE<text:tab/>1 3 </text:p>
            <text:p text:style-name="P17">ALSS<text:tab/>3 1 </text:p>
            <text:p text:style-name="P17">KAKE<text:tab/>3 1 </text:p>
            <text:p text:style-name="P17">ATAV<text:tab/>2 2 </text:p>
            <text:p text:style-name="P17">RIAV<text:tab/>1 1 </text:p>
            <text:p text:style-name="P17">DATV<text:tab/>3 1 </text:p>
            <text:p text:style-name="P17">FDATV<text:tab/>1 5 </text:p>
            <text:p text:style-name="P17">EEAIK<text:tab/>1 2 </text:p>
          </table:table-cell>
        </table:table-row>
      </table:table>
      <text:p text:style-name="P1"/>
      <text:p text:style-name="P14">Observation:</text:p>
      <text:p text:style-name="P14">Some short segments of length upto 5 are seen common to both families when they span a broader taxonomic range</text:p>
      <text:p text:style-name="P14"/>
      <text:p text:style-name="P8">Same Taxonomic Scope</text:p>
      <text:p text:style-name="P3"><text:span text:style-name="T1"><text:s/>Eukaryotes (Viruses) : <text:s/>PS51527 <text:s/>&amp; <text:s/>PS51528</text:span></text:p>
      <text:p text:style-name="P3"/>
      <table:table table:name="Table4" table:style-name="Table4">
        <table:table-column table:style-name="Table4.A"/>
        <table:table-column table:style-name="Table4.B"/>
        <table:table-row>
          <table:table-cell table:style-name="Table4.A1" office:value-type="string">
            <text:p text:style-name="P4">G<text:tab/>492 498 </text:p>
            <text:p text:style-name="P4">V<text:tab/>802 807 </text:p>
            <text:p text:style-name="P4">A<text:tab/>738 748 </text:p>
            <text:p text:style-name="P4">W<text:tab/>90 91 </text:p>
            <text:p text:style-name="P4">C<text:tab/>79 84 </text:p>
            <text:p text:style-name="P4">Y<text:tab/>128 126 </text:p>
            <text:p text:style-name="P4">D<text:tab/>318 311 </text:p>
            <text:p text:style-name="P4">E<text:tab/>385 396 </text:p>
            <text:p text:style-name="P4">F<text:tab/>193 196 </text:p>
            <text:p text:style-name="P4">H<text:tab/>119 122 </text:p>
            <text:p text:style-name="P4">I<text:tab/>575 582 </text:p>
            <text:p text:style-name="P4">S<text:tab/>558 560 </text:p>
            <text:p text:style-name="P4">K<text:tab/>539 529 </text:p>
            <text:p text:style-name="P4">P<text:tab/>205 217 </text:p>
            <text:p text:style-name="P4">M<text:tab/>301 311 </text:p>
            <text:p text:style-name="P4">L<text:tab/>754 762 </text:p>
            <text:p text:style-name="P4">Q<text:tab/>182 185 </text:p>
            <text:p text:style-name="P4">R<text:tab/>511 518 </text:p>
            <text:p text:style-name="P4"><text:soft-page-break/>T<text:tab/>743 746 </text:p>
            <text:p text:style-name="P4">N<text:tab/>282 280 </text:p>
            <text:p text:style-name="P4">RAWN<text:tab/>4 4 </text:p>
            <text:p text:style-name="P4">NMLKR<text:tab/>4 4 </text:p>
            <text:p text:style-name="P4">IPMVTQ<text:tab/>4 4 </text:p>
            <text:p text:style-name="P4">MNNQRKK<text:tab/>6 6 </text:p>
            <text:p text:style-name="P4">RVPNYNL<text:tab/>6 6 </text:p>
            <text:p text:style-name="P4">KEKEENLV<text:tab/>4 4 </text:p>
            <text:p text:style-name="P4">TPNPTIEN<text:tab/>4 4 </text:p>
            <text:p text:style-name="P4">PEDIDCWC<text:tab/>4 4 </text:p>
            <text:p text:style-name="P4">DWQQVPFCS<text:tab/>5 5 </text:p>
            <text:p text:style-name="P4">EKEENMVKS<text:tab/>4 7 </text:p>
            <text:p text:style-name="P4">LKPRWLDAR<text:tab/>4 4 </text:p>
            <text:p text:style-name="P4">SPGCGWSVRE<text:tab/>4 4 </text:p>
            <text:p text:style-name="P4">LVAHYAIIGP<text:tab/>4 4 </text:p>
            <text:p text:style-name="P4">LRDISKIPGG<text:tab/>4 4 </text:p>
            <text:p text:style-name="P4">VWNRVWIEEN<text:tab/>5 5 </text:p>
            <text:p text:style-name="P4">SRENSGGGVEG<text:tab/>4 4 </text:p>
            <text:p text:style-name="P4">VPFCSHHFHEL<text:tab/>4 4 </text:p>
            <text:p text:style-name="P4">GYTKGGPGHEEP<text:tab/>4 4 </text:p>
            <text:p text:style-name="P4">ERVILAGPMPVT<text:tab/>4 4 </text:p>
            <text:p text:style-name="P4">EPDDVDCWCNAT<text:tab/>4 4 </text:p>
            <text:p text:style-name="P4">SQLAKRFSKGLL<text:tab/>6 6 </text:p>
            <text:p text:style-name="P4">MAERDAPEAFLT<text:tab/>4 4 </text:p>
            <text:p text:style-name="P4">TAIQQVRSLIGN<text:tab/>4 4 </text:p>
            <text:p text:style-name="P4">NLDIIGQRIENIK<text:tab/>4 4 </text:p>
            <text:p text:style-name="P4">YADDTAGWDTRIT<text:tab/>8 8 </text:p>
            <text:p text:style-name="P4">AIDGEYRLRGEAR<text:tab/>4 4 </text:p>
            <text:p text:style-name="P4">VEMMVLGLATLGV<text:tab/>4 4 </text:p>
            <text:p text:style-name="P4">AANEMGLLETTKKDLGIGH<text:tab/>4 4 </text:p>
            <text:p text:style-name="P4">HYAIIGPGLQAKATREAQKR<text:tab/>4 5 </text:p>
            <text:p text:style-name="P4">VVQADMGCVINWKGKELKCG<text:tab/>4 4 </text:p>
            <text:p text:style-name="P4">TKVELGEAAAIFMTATPPGT<text:tab/>4 4 </text:p>
            <text:p text:style-name="P4">LHFLNAMSKVRKDIQEWKPS<text:tab/>6 6 </text:p>
            <text:p text:style-name="P4">GRTTWSIHGKGEWMTTEDML<text:tab/>5 5 </text:p>
            <text:p text:style-name="P4">WEEVPFCSHHFHELVMKDGR<text:tab/>4 4 </text:p>
            <text:p text:style-name="P4">LDVSRVIDGRTNIKPEEVDG<text:tab/>4 4 </text:p>
            <text:p text:style-name="P4">GSASSMVNGVVRLLTKPWDV<text:tab/>5 5 </text:p>
            <text:p text:style-name="P4">CPLLVNTEPEDIDCWCNLTS<text:tab/>5 4 </text:p>
            <text:p text:style-name="P4">PPEKCDTLLCDIGESSPNPT<text:tab/>6 6 </text:p>
            <text:p text:style-name="P4">LNDMGKVRKDIPQWEPSKGW<text:tab/>4 4 </text:p>
            <text:p text:style-name="P4">NDWDFVVTTDISEMGANFKA<text:tab/>6 6 </text:p>
            <text:p text:style-name="P4">LEFEALGFLNEDHWFSRENS<text:tab/>5 5 </text:p>
            <text:p text:style-name="P4">RDFVEGLSGATWVDVVLEHG<text:tab/>5 5 </text:p>
            <text:p text:style-name="P4">RNNQILEENMDVEIWTKEGE<text:tab/>4 5 </text:p>
            <text:p text:style-name="P4">NPTIEEGRTLRVLKMVEPWL<text:tab/>4 5 </text:p>
            <text:p text:style-name="P4">GNEIVDVMCHATLTHRLMSP<text:tab/>6 6 </text:p>
            <text:p text:style-name="P4">LRTLILAPTRVVAAEMEEAL<text:tab/>4 4 </text:p>
            <text:p text:style-name="P4">DIQPARSWGTYVLVVSLFTPY<text:tab/>4 4 </text:p>
            <text:p text:style-name="P4">MWLGARFLEFEALGFLNEDHW<text:tab/>7 7 </text:p>
            <text:p text:style-name="P4"><text:soft-page-break/>IIGVEPGQLKLNWFKKGSSIG<text:tab/>4 4 </text:p>
            <text:p text:style-name="P4">MAMTDTTPFGQQRVFKEKVDT<text:tab/>5 9 </text:p>
            <text:p text:style-name="P4">RDMRLLSLAVSSAVPTSWVPQ<text:tab/>4 4 </text:p>
            <text:p text:style-name="P4">WPKSHTLWSNGVLESEMIIPK<text:tab/>4 4 </text:p>
            <text:p text:style-name="P4">GPRSWYNRIPGYSEQVKGPWK<text:tab/>4 4 </text:p>
            <text:p text:style-name="P4">EHEILNDSGETVKCRAPGGAK<text:tab/>4 4 </text:p>
            <text:p text:style-name="P4">SALTALNDMGKIRKDIQQWEP<text:tab/>4 4 </text:p>
            <text:p text:style-name="P4">YLEFEALGFLNEDHWASRENS<text:tab/>4 4 </text:p>
            <text:p text:style-name="P4">QGGLVRSMVVADNGELLSEGG<text:tab/>4 4 </text:p>
          </table:table-cell>
          <table:table-cell table:style-name="Table4.B1" office:value-type="string">
            <text:p text:style-name="P4">GEDGCWYGMEIRP<text:tab/>8 8 </text:p>
            <text:p text:style-name="P4">RNPLSRNSTHEMY<text:tab/>4 4 </text:p>
            <text:p text:style-name="P4">AKGSRAIWYMWLG<text:tab/>4 4 </text:p>
            <text:p text:style-name="P4">FIKFAEGRRGAAE<text:tab/>4 4 </text:p>
            <text:p text:style-name="P4">MYADDTAGWDTRIT<text:tab/>9 8 </text:p>
            <text:p text:style-name="P4">LMGLDKGWPISKMD<text:tab/>6 6 </text:p>
            <text:p text:style-name="P4">EWCCRSCTLPPLRY<text:tab/>4 4 </text:p>
            <text:p text:style-name="P4">GEAAAIFMTATPPG<text:tab/>4 4 </text:p>
            <text:p text:style-name="P4">MGMGTTYLALMATF<text:tab/>4 4 </text:p>
            <text:p text:style-name="P4">CVYNMMGKREKKLG<text:tab/>4 4 </text:p>
            <text:p text:style-name="P4">GEDGCWYGMEIRPL<text:tab/>5 4 </text:p>
            <text:p text:style-name="P4">DFVVTTDISEMGAN<text:tab/>4 4 </text:p>
            <text:p text:style-name="P4">RRLRTLVLAPTRVVL<text:tab/>4 4 </text:p>
            <text:p text:style-name="P4">CSPRTGLDFNEMVLL<text:tab/>4 4 </text:p>
            <text:p text:style-name="P4">IHEWCCRSCTLPPLR<text:tab/>4 4 </text:p>
            <text:p text:style-name="P4">EVDRSEAKEGLKRGE<text:tab/>4 4 </text:p>
            <text:p text:style-name="P4">WPKSHTLWSNGVLES<text:tab/>4 4 </text:p>
            <text:p text:style-name="P4">RMAISGDDCVVKPLD<text:tab/>5 4 </text:p>
            <text:p text:style-name="P4"><text:soft-page-break/>VKYEGTDAPCKIPFS<text:tab/>4 4 </text:p>
            <text:p text:style-name="P4">CDFTPWLAWHVAANV<text:tab/>4 4 </text:p>
            <text:p text:style-name="P4">KFEKQLGQVMLLVLC<text:tab/>6 6 </text:p>
            <text:p text:style-name="P4">QRGLLGRSQVGVGVFQ<text:tab/>4 4 </text:p>
            <text:p text:style-name="P4">RFLEFEALGFLNEDHW<text:tab/>5 5 </text:p>
            <text:p text:style-name="P4">ISNGTGNIVSSVNMVS<text:tab/>4 4 </text:p>
            <text:p text:style-name="P4">EDDLHNEEKITQQMDP<text:tab/>4 4 </text:p>
            <text:p text:style-name="P4">DVFYTLMHEEPGSRAM<text:tab/>4 4 </text:p>
            <text:p text:style-name="P4">LVRNPLSRNSTHEMYW<text:tab/>4 4 </text:p>
            <text:p text:style-name="P4">FKDYLSCMDRHDLHWE<text:tab/>4 4 </text:p>
            <text:p text:style-name="P4">AGPVSQHNYRPGYHTQ<text:tab/>7 7 </text:p>
            <text:p text:style-name="P4">EAIEERVERIKSEYMT<text:tab/>4 4 </text:p>
            <text:p text:style-name="P4">LVVPCRDQDELVGRAR<text:tab/>4 4 </text:p>
            <text:p text:style-name="P4">IKVLNPYMPSVIEKME<text:tab/>5 5 </text:p>
            <text:p text:style-name="P4">KRNLTIMDLHPGSGKTR<text:tab/>4 4 </text:p>
            <text:p text:style-name="P4">GKTVWFVPSIKAGNDIA<text:tab/>6 6 </text:p>
            <text:p text:style-name="P4">GGAMYADDTAGWDTRIT<text:tab/>4 4 </text:p>
            <text:p text:style-name="P4">PPEKCDTLLCDIGESSP<text:tab/>11 11 </text:p>
            <text:p text:style-name="P4">DWDFVVTTDISEMGANF<text:tab/>5 7 </text:p>
            <text:p text:style-name="P4">CVYNMMGKREKKLGEFG<text:tab/>10 10 </text:p>
            <text:p text:style-name="P4">CLQRAGKKVIQLNRKSY<text:tab/>5 5 </text:p>
            <text:p text:style-name="P4">SALTLHWFRKGSSIGKM<text:tab/>5 4 </text:p>
            <text:p text:style-name="P4">GEEVQVIAVEPGKNPKN<text:tab/>4 4 </text:p>
            <text:p text:style-name="P4">AVGLMFAIVGGLAELDI<text:tab/>6 6 </text:p>
            <text:p text:style-name="P4">EAKMLLDNINTPEGIIP<text:tab/>4 4 </text:p>
            <text:p text:style-name="P4">TFVDLMRRGDLPVWLAY<text:tab/>4 4 </text:p>
            <text:p text:style-name="P4">GEVKSCTWPETHTLWGD<text:tab/>7 8 </text:p>
            <text:p text:style-name="P4">VWNRVWITNNPHMQDKT<text:tab/>4 4 </text:p>
            <text:p text:style-name="P4">MLSIINKRKKTSLCLMM<text:tab/>4 4 </text:p>
            <text:p text:style-name="P4">SGVEGEGLHKLGYILRDISKIP<text:tab/>4 4 </text:p>
            <text:p text:style-name="P4">SVIVTVHTGDQHQVGNETTEHGT<text:tab/>4 4 </text:p>
            <text:p text:style-name="P4">EHLPTAWQVHRDWFNDLALPWKH<text:tab/>5 5 </text:p>
            <text:p text:style-name="P4">MRPMFAVGLLFRRLTSREVLLLT<text:tab/>4 4 </text:p>
            <text:p text:style-name="P4">ERLKRMAISGDDCVVKPIDDRFA<text:tab/>8 8 </text:p>
            <text:p text:style-name="P4">VTQVLMMRTTWALCEALTLATGP<text:tab/>6 6 </text:p>
            <text:p text:style-name="P4">EIRPLKEKEENLVNSLVTAGHGQ<text:tab/>5 5 </text:p>
            <text:p text:style-name="P4">APSMTMRCIGISNRDFVEGVSGG<text:tab/>5 4 </text:p>
            <text:p text:style-name="P4">EDERFWDLVHRERELHKQGKCAT<text:tab/>4 4 </text:p>
            <text:p text:style-name="P4">LHQQGRCRTCVYNMMGKREKKLS<text:tab/>5 5 </text:p>
            <text:p text:style-name="P4">TCAKFKCVTKLEGKIVQYENLKY<text:tab/>4 4 </text:p>
            <text:p text:style-name="P4">LVAHYAIIGPGLQAKATREAQKR<text:tab/>4 4 </text:p>
            <text:p text:style-name="P4">ATITPQAPTSEIQLTDYGALTLD<text:tab/>4 4 </text:p>
            <text:p text:style-name="P4">VGLGLETRTETWMSSEGAWKQIQ<text:tab/>4 4 </text:p>
            <text:p text:style-name="P4">WCFVVRTSISRMMLGTLVLLASL<text:tab/>4 4 </text:p>
            <text:p text:style-name="P4">FSRENSLSGVEGEGLHKLGYILR<text:tab/>6 6 </text:p>
            <text:p text:style-name="P4">RCPTQGEPYLKEEQDQQYICRRD<text:tab/>5 4 </text:p>
            <text:p text:style-name="P4">NMCTLMAMDLGELCEDTITYKCP<text:tab/>4 4 </text:p>
            <text:p text:style-name="P4">ELTGTRRVTTASAAQRRGRVGRQ<text:tab/>5 5 </text:p>
            <text:p text:style-name="P4">MEITAEWLWRTLGRNKRPRLCTR<text:tab/>4 4 </text:p>
            <text:p text:style-name="P4">QRKHGGMLVRNPLSRNSTHEMYW<text:tab/>4 4 </text:p>
            <text:p text:style-name="P4"><text:soft-page-break/>ASAAQRRGRVGRNPQKENDQYIF<text:tab/>4 4 </text:p>
            <text:p text:style-name="P4">SWASVKKDLISYGGGWRFQGSWN<text:tab/>4 4 </text:p>
            <text:p text:style-name="P4">RMAVSGDDCVVRPIDDRFGLALS<text:tab/>4 4 </text:p>
            <text:p text:style-name="P4">SLILPGIKAQQSKLAQRRVFHGVA<text:tab/>4 4 </text:p>
            <text:p text:style-name="P4">GVFHTMWHVTRGAVLMYQGKRLEP<text:tab/>4 4 </text:p>
            <text:p text:style-name="P4">VIDLGCGRGGWSYYCAGLKKVTEV<text:tab/>8 8 </text:p>
            <text:p text:style-name="P4">WVPTSRTTWSIHAHHQWMTTEDML<text:tab/>4 4 </text:p>
            <text:p text:style-name="P4">GEGVFKSIQHLTITEEIAVQNWLA<text:tab/>4 4 </text:p>
            <text:p text:style-name="P4">EKGGKAHRMALEELPDALETITLI<text:tab/>4 4 </text:p>
          </table:table-cell>
        </table:table-row>
      </table:table>
      <text:p text:style-name="P14">Observation:</text:p>
      <text:p text:style-name="P15">Many longer segments are seen common to both families when they belong to same taxonomic group and their family names are very close like PS51527 &amp; PS51528</text:p>
      <text:p text:style-name="P8"/>
      <text:p text:style-name="P8"/>
      <text:p text:style-name="P8">Disjoint taxonomic scope <text:span text:style-name="T5">: </text:span></text:p>
      <text:p text:style-name="P2">i) Prokaryotes : PS51208</text:p>
      <text:p text:style-name="P2">ii) Eukaryotes : PS51527</text:p>
      <table:table table:name="Table5" table:style-name="Table5">
        <table:table-column table:style-name="Table5.A" table:number-columns-repeated="2"/>
        <table:table-row>
          <table:table-cell table:style-name="Table5.A1" office:value-type="string">
            <text:p text:style-name="P16">A<text:tab/>5070 748 </text:p>
            <text:p text:style-name="P16">I<text:tab/>3512 582 </text:p>
            <text:p text:style-name="P16">M<text:tab/>769 311 </text:p>
            <text:p text:style-name="P16">Q<text:tab/>2502 185 </text:p>
            <text:p text:style-name="P16">Y<text:tab/>1657 126 </text:p>
            <text:p text:style-name="P16">F<text:tab/>2161 196 </text:p>
            <text:p text:style-name="P16">E<text:tab/>2809 396 </text:p>
            <text:p text:style-name="P16">N<text:tab/>5288 280 </text:p>
            <text:p text:style-name="P16">R<text:tab/>1751 518 </text:p>
            <text:p text:style-name="P16">V<text:tab/>3758 807 </text:p>
            <text:p text:style-name="P16">C<text:tab/>386 84</text:p>
          </table:table-cell>
          <table:table-cell table:style-name="Table5.B1" office:value-type="string">
            <text:p text:style-name="P16"><text:s/>G<text:tab/>5517 498 </text:p>
            <text:p text:style-name="P16">K<text:tab/>3060 529 </text:p>
            <text:p text:style-name="P16">S<text:tab/>6550 560 </text:p>
            <text:p text:style-name="P16">W<text:tab/>485 91 </text:p>
            <text:p text:style-name="P16">D<text:tab/>3401 311 </text:p>
            <text:p text:style-name="P16">H<text:tab/>1120 122 </text:p>
            <text:p text:style-name="P16">L<text:tab/>4786 762 </text:p>
            <text:p text:style-name="P16">P<text:tab/>1747 217 </text:p>
            <text:p text:style-name="P16">T<text:tab/>5411 746 </text:p>
            <text:p text:style-name="P16">PQP<text:tab/>5 1 </text:p>
            <text:p text:style-name="P16">NSGG<text:tab/>11 3 </text:p>
          </table:table-cell>
        </table:table-row>
      </table:table>
      <text:p text:style-name="P15">Observation:</text:p>
      <text:p text:style-name="P15">Almost no significant length common segments are seen when the families are in different taxonomic range</text:p>
      <text:p text:style-name="P2"/>
      <text:p text:style-name="P2"/>
      <text:p text:style-name="P6"><text:span text:style-name="T4">Same </text:span>Taxonomic Range: <text:s/></text:p>
      <text:p text:style-name="P6">Prokaryotes (Bacteria) : PS51208 and PS51305</text:p>
      <table:table table:name="Table6" table:style-name="Table6">
        <table:table-column table:style-name="Table6.A" table:number-columns-repeated="2"/>
        <table:table-row>
          <table:table-cell table:style-name="Table6.A1" office:value-type="string">
            <text:p text:style-name="P16">V<text:tab/>3758 754 </text:p>
            <text:p text:style-name="P16">A<text:tab/>5070 538 </text:p>
            <text:p text:style-name="P16">W<text:tab/>485 51 </text:p>
            <text:p text:style-name="P16">C<text:tab/>386 53 </text:p>
            <text:p text:style-name="P16">Y<text:tab/>1657 164 </text:p>
            <text:p text:style-name="P16">D<text:tab/>3401 666 </text:p>
            <text:p text:style-name="P16">F<text:tab/>2161 219 </text:p>
            <text:p text:style-name="P16">H<text:tab/>1120 175 </text:p>
            <text:p text:style-name="P16">G<text:tab/>5517 467 </text:p>
            <text:p text:style-name="P16">P<text:tab/>1747 299 </text:p>
            <text:p text:style-name="P16"/>
          </table:table-cell>
          <table:table-cell table:style-name="Table6.B1" office:value-type="string">
            <text:p text:style-name="P16">I<text:tab/>3512 628 </text:p>
            <text:p text:style-name="P16">E<text:tab/>2809 761 </text:p>
            <text:p text:style-name="P16">K<text:tab/>3060 664 </text:p>
            <text:p text:style-name="P16">L<text:tab/>4786 705 </text:p>
            <text:p text:style-name="P16">M<text:tab/>769 144 </text:p>
            <text:p text:style-name="P16">N<text:tab/>5288 460 </text:p>
            <text:p text:style-name="P16">Q<text:tab/>2502 373 </text:p>
            <text:p text:style-name="P16">R<text:tab/>1751 440 </text:p>
            <text:p text:style-name="P16">S<text:tab/>6550 420 </text:p>
            <text:p text:style-name="P16">T<text:tab/>5411 459 </text:p>
          </table:table-cell>
        </table:table-row>
      </table:table>
      <text:p text:style-name="P15">Observation:</text:p>
      <text:p text:style-name="P15">Almost no significant length common segments are seen though the families are in same taxonomic range. This may be because the family names are not showing enough similarity unlike in an earlier cas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272in" fo:margin-bottom="0.7811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09:18:32.503813475</meta:creation-date>
    <dc:date>2016-02-02T10:05:07.773060914</dc:date>
    <meta:editing-duration>PT58M34S</meta:editing-duration>
    <meta:editing-cycles>8</meta:editing-cycles>
    <meta:generator>LibreOffice/4.2.7.2$Linux_X86_64 LibreOffice_project/420m0$Build-2</meta:generator>
    <meta:document-statistic meta:table-count="4" meta:image-count="0" meta:object-count="0" meta:page-count="3" meta:paragraph-count="270" meta:word-count="908" meta:character-count="5221" meta:non-whitespace-character-count="4227"/>
  </office:meta>
</office:document-meta>
</file>